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, arial" svg:font-family="calibri, aria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calibri, arial"/>
    </style:style>
    <style:style style:name="P4" style:parent-style-name="Standard" style:family="paragraph">
      <style:text-properties style:font-name="calibri, arial"/>
    </style:style>
    <style:style style:name="P5" style:parent-style-name="Standard" style:family="paragraph">
      <style:text-properties style:font-name="calibri, arial"/>
    </style:style>
    <style:style style:name="P6" style:parent-style-name="Standard" style:family="paragraph">
      <style:text-properties style:font-name="calibri, arial"/>
    </style:style>
    <style:style style:name="P7" style:parent-style-name="Standard" style:family="paragraph">
      <style:text-properties style:font-name="calibri, arial"/>
    </style:style>
    <style:style style:name="P8" style:parent-style-name="Standard" style:family="paragraph">
      <style:text-properties style:font-name="calibri, arial"/>
    </style:style>
    <style:style style:name="P9" style:parent-style-name="Standard" style:family="paragraph">
      <style:text-properties style:font-name="calibri, arial"/>
    </style:style>
    <style:style style:name="P10" style:parent-style-name="Standard" style:family="paragraph">
      <style:text-properties style:font-name="calibri, arial"/>
    </style:style>
    <style:style style:name="P11" style:parent-style-name="Standard" style:family="paragraph">
      <style:text-properties style:font-name="calibri, arial"/>
    </style:style>
    <style:style style:name="P12" style:parent-style-name="Standard" style:family="paragraph">
      <style:text-properties style:font-name="calibri, arial"/>
    </style:style>
    <style:style style:name="P13" style:parent-style-name="Standard" style:family="paragraph">
      <style:text-properties style:font-name="calibri, arial"/>
    </style:style>
    <style:style style:name="P14" style:parent-style-name="Standard" style:family="paragraph">
      <style:text-properties style:font-name="calibri, arial"/>
    </style:style>
    <style:style style:name="P15" style:parent-style-name="Standard" style:family="paragraph">
      <style:text-properties style:font-name="calibri, arial"/>
    </style:style>
    <style:style style:name="P16" style:parent-style-name="Standard" style:family="paragraph">
      <style:text-properties style:font-name="calibri, arial" fo:font-weight="bold" style:font-weight-asian="bold"/>
    </style:style>
  </office:automatic-styles>
  <office:body>
    <office:text text:use-soft-page-breaks="true">
      <text:p text:style-name="P1"><text:span text:style-name="T2">Module Introduction</text:span></text:p>
      <text:p text:style-name="P3">Mon/Tues – videos, quiz, ask questions on discussion board<text:s/>(Canvas)</text:p>
      <text:p text:style-name="P4">Tues/Wed – 3hr lab slot, don’t have to take full 3 hours. Attend lab, solve programming exercises</text:p>
      <text:p text:style-name="P5">Weds – 1 hour, lecture/Q&amp;A, 1pm</text:p>
      <text:p text:style-name="P6">Exercises (lab) are worth 10% of the module grade</text:p>
      <text:p text:style-name="P7">Can go in labs whenever, but max 200 people allowed simultaneously</text:p>
      <text:p text:style-name="P8">Recommend using web-based IDE</text:p>
      <text:p text:style-name="P9"/>
      <text:p text:style-name="P10">3 assignments (75%), lab exercises (10%), final quiz (15%)</text:p>
      <text:p text:style-name="P11">Individual assignments, submitted with submit50</text:p>
      <text:p text:style-name="P12">Individual feedback sent by email within 3 weeks of submission</text:p>
      <text:p text:style-name="P13">Resit after the term – 2 hour supervised programming session</text:p>
      <text:p text:style-name="P14"/>
      <text:p text:style-name="P15"/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, arial" svg:font-family="calibri, aria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ocumentMap" style:display-name="DocumentMap" style:family="paragraph">
      <style:text-properties style:font-name-complex="Liberation Serif" fo:hyphenate="false"/>
    </style:style>
    <style:style style:name="Standarduser" style:display-name="Standard (user)" style:family="paragraph">
      <style:text-properties style:font-name-complex="Liberation Serif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tankar, Juana</meta:initial-creator>
    <dc:creator>Patankar, Juana</dc:creator>
    <meta:creation-date>2021-02-03T14:16:00Z</meta:creation-date>
    <dc:date>2021-02-10T13:23:00Z</dc:date>
    <meta:template xlink:href="Normal.dotm" xlink:type="simple"/>
    <meta:editing-cycles>20</meta:editing-cycles>
    <meta:editing-duration>PT9360S</meta:editing-duration>
    <meta:document-statistic meta:page-count="1" meta:paragraph-count="1" meta:word-count="89" meta:character-count="599" meta:row-count="4" meta:non-whitespace-character-count="511"/>
  </office:meta>
</office:document-meta>
</file>